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unte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de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unter.Coun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waitForZero( long wa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sZer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waitFor( int value , long wait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unter.increme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unter.decrementAndWait( long timeToWai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unt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unter.is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